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text-properties officeooo:paragraph-rsid="0003d64a"/>
    </style:style>
    <style:style style:name="P2" style:family="paragraph" style:parent-style-name="Text_20_body">
      <style:text-properties officeooo:paragraph-rsid="0003d64a"/>
    </style:style>
    <style:style style:name="P3" style:family="paragraph" style:parent-style-name="Text_20_body_20_indent">
      <style:text-properties style:font-name="DejaVu Sans" officeooo:paragraph-rsid="0003d64a"/>
    </style:style>
    <style:style style:name="P4" style:family="paragraph" style:parent-style-name="Text_20_body" style:list-style-name="L1">
      <style:text-properties officeooo:paragraph-rsid="0003d64a"/>
    </style:style>
    <style:style style:name="P5" style:family="paragraph" style:parent-style-name="Text_20_body" style:list-style-name="L1">
      <style:text-properties officeooo:rsid="000b4066" officeooo:paragraph-rsid="0003d64a"/>
    </style:style>
    <style:style style:name="P6" style:family="paragraph" style:parent-style-name="Text_20_body">
      <style:text-properties style:font-name="Nimbus Sans" fo:font-size="14pt" fo:font-style="italic" fo:font-weight="normal" officeooo:rsid="00019094" officeooo:paragraph-rsid="0003d64a" style:font-size-asian="14pt" style:font-style-asian="italic" style:font-weight-asian="normal" style:font-size-complex="14pt" style:font-style-complex="italic" style:font-weight-complex="normal"/>
    </style:style>
    <style:style style:name="P7" style:family="paragraph" style:parent-style-name="Text_20_body">
      <style:paragraph-properties fo:margin-left="1.251cm" fo:text-indent="0cm" style:auto-text-indent="false"/>
      <style:text-properties officeooo:paragraph-rsid="0003d64a"/>
    </style:style>
    <style:style style:name="P8" style:family="paragraph" style:parent-style-name="Heading_20_2">
      <style:text-properties officeooo:paragraph-rsid="0003d64a"/>
    </style:style>
    <style:style style:name="P9" style:family="paragraph" style:parent-style-name="Code_20_Box_20_2">
      <style:paragraph-properties fo:break-before="page"/>
      <style:text-properties officeooo:paragraph-rsid="0003d64a"/>
    </style:style>
    <style:style style:name="P10"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11"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12" style:family="paragraph" style:parent-style-name="Code_20_Box_20_2">
      <style:paragraph-properties fo:margin-top="0cm" fo:margin-bottom="0.4cm" style:contextual-spacing="false"/>
      <style:text-properties officeooo:paragraph-rsid="0003d64a"/>
    </style:style>
    <style:style style:name="P1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03d64a"/>
    </style:style>
    <style:style style:name="T2" style:family="text">
      <style:text-properties officeooo:rsid="000b4066"/>
    </style:style>
    <style:style style:name="T3" style:family="text">
      <style:text-properties officeooo:rsid="000e7d2e"/>
    </style:style>
    <style:style style:name="T4" style:family="text">
      <style:text-properties officeooo:rsid="00019094"/>
    </style:style>
    <style:style style:name="T5" style:family="text">
      <style:text-properties officeooo:rsid="000c1964"/>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FreeSerif"/>
    </style:style>
    <style:style style:name="T9" style:family="text">
      <style:text-properties fo:font-size="12pt"/>
    </style:style>
    <style:style style:name="T10" style:family="text">
      <style:text-properties style:font-name="DejaVu Serif" fo:font-size="12pt" style:font-name-complex="DejaVu Serif" style:font-size-complex="12pt"/>
    </style:style>
    <style:style style:name="fr1"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2"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erference Between <text:span text:style-name="T1">Frame</text:span>s &amp; Paragraph Borders</text:h>
      <text:p text:style-name="P2">This document is provided to give a working copy of a bug as reported in <text:a xlink:type="simple" xlink:href="https://github.com/alexkemp9/Python3docs/blob/main/README.md#the-bugs" text:style-name="Internet_20_link" text:visited-style-name="Visited_20_Internet_20_Link">Python3docs Bugs #</text:a>5. This bug is as follows:-</text:p>
      <text:p text:style-name="P3">The bottom <text:span text:style-name="T2">border</text:span> of a <text:span text:style-name="T1">Sidebar (which is a </text:span>frame <text:span text:style-name="T1">that contains text)</text:span> will coelesce with the top<text:span text:style-name="T3"> inline-</text:span><text:span text:style-name="T2">border</text:span> <text:span text:style-name="T3">of a </text:span><text:span text:style-name="T2">paragrap</text:span><text:span text:style-name="T3">h</text:span>. In other words, the below-frame spacing <text:span text:style-name="T3">of the</text:span> <text:span text:style-name="T4">frame</text:span> will <text:span text:style-name="T3">be added to the internal top-spacing <text:s/>of the next paragraph, rather than being placed between the two entity’s borders</text:span>.</text:p>
      <text:p text:style-name="P2">To produce this document the following steps were taken:</text:p>
      <text:list text:style-name="L1">
        <text:list-item>
          <text:p text:style-name="P4">The styles from <text:a xlink:type="simple" xlink:href="https://github.com/alexkemp9/Python3docs/blob/main/bug3.odt" text:style-name="Internet_20_link" text:visited-style-name="Visited_20_Internet_20_Link"><text:span text:style-name="T4">bug3.odt</text:span></text:a><text:span text:style-name="T2"> were loaded into this document </text:span><text:span text:style-name="T5">under LO 24.8.3.2</text:span></text:p>
        </text:list-item>
        <text:list-item>
          <text:p text:style-name="P4">The <text:span text:style-name="T1">F</text:span><text:span text:style-name="T4">rame</text:span> <text:span text:style-name="T6">“sidebar-02-01 Deleting Items Using the del Statement”</text:span> w<text:span text:style-name="T4">as</text:span> c<text:span text:style-name="T2">opied </text:span>from <text:a xlink:type="simple" xlink:href="https://github.com/alexkemp9/Python3docs/blob/main/chapter_03.odt" text:style-name="Internet_20_link" text:visited-style-name="Visited_20_Internet_20_Link"><text:span text:style-name="T4">chapter_03.odt</text:span></text:a><text:span text:style-name="T2"> into this document.</text:span></text:p>
        </text:list-item>
        <text:list-item>
          <text:p text:style-name="P5">A <text:span text:style-name="T6">“Code Box 2”</text:span> was copied into the document below the image</text:p>
        </text:list-item>
      </text:list>
      <text:p text:style-name="P6">Note:</text:p>
      <text:p text:style-name="P7">Almost certainly this is a copy of Python3docs Bugs #3 <text:span text:style-name="T1">+ 4</text:span>.</text:p>
      <text:h text:style-name="P8" text:outline-level="2">Example <text:span text:style-name="T4">(next page)</text:span>:</text:h>
      <text:p text:style-name="P2"/>
      <text:p text:style-name="P9"><draw:frame draw:style-name="fr1" draw:name="sidebar-02-01 Deleting Items Using the del Statement" text:anchor-type="paragraph" svg:width="17cm" style:rel-width="100%" draw:z-index="1"><draw:text-box fo:min-height="17.612cm"><text:p text:style-name="SideBar_20_Header">Deleting Items Using the 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10">&gt;&gt;&gt; <text:span text:style-name="T7">x = 8143</text:span> # object ref. 'x' created; int of value 8143 created</text:p><text:p text:style-name="P11">&gt;&gt;&gt; <text:span text:style-name="T7">x</text:span></text:p><text:p text:style-name="P11">8143</text:p><text:p text:style-name="P11">&gt;&gt;&gt; <text:span text:style-name="T7">del x</text:span> <text:s text:c="3"/># object ref. 'x' deleted; int ready for garbage collection</text:p><text:p text:style-name="P11">&gt;&gt;&gt; <text:span text:style-name="T7">x</text:span></text:p><text:p text:style-name="P11">Traceback (most recent call last):</text:p><text:p text:style-name="P11">…</text:p><text:p text:style-name="P11">NameError: name 'x' is not defined</text:p><text:p text:style-name="SideBar">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6">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for i in range(len(numbers)):</text:p>
      <text:p text:style-name="P12"><text:tab/>numbers[i] += 1</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14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12pt" fo:font-style="italic"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5">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 fo:font-style="italic" style:font-style-asian="italic" style:font-style-complex="italic"/>
    </style:style>
    <style:style style:name="MT3" style:family="text">
      <style:text-properties style:font-name="FreeSerif"/>
    </style:style>
    <style:style style:name="MT4" style:family="text">
      <style:text-properties fo:font-size="12pt"/>
    </style:style>
    <style:style style:name="MT5" style:family="text">
      <style:text-propertie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ext:tab/><text:span text:style-name="MT1"><text:page-number text:select-page="current">0</text:page-number></text:span></text:p>
      </style:header>
      <style:header-left>
        <text:p text:style-name="MP3"><text:page-number text:select-page="current">2</text:page-number><text:tab/><text:chapter text:display="number-and-name" text:outline-level="1">3 Interference Between Frames &amp; Paragraph Borders</text:chapter></text:p>
      </style:header-left>
      <style:header-first>
        <text:p text:style-name="MP2"><text:page-number text:select-page="current">1</text:page-number><text:tab/><text:chapter text:display="number-and-name" text:outline-level="1">3 Interference Between Frames &amp; Paragraph Borders</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0"><draw:text-box><text:p text:style-name="Frame_20_contents"><text:span text:style-name="Caption_20_characters"><text:span text:style-name="MT3"><text:chapter text:display="number" text:outline-level="1"/></text:span></text:span></text:p></draw:text-box></draw:frame><draw:frame text:anchor-type="paragraph" draw:z-index="0" draw:name="c01 summary" draw:style-name="Mgr1" draw:text-style-name="MP6" svg:width="7.938cm" svg:height="3.846cm" svg:x="8.932cm" svg:y="0.053cm"><draw:text-box><text:p text:style-name="MP5"><text:span text:style-name="MT4"><text:tab/></text:span><text:span text:style-name="MT5">● </text:span><text:span text:style-name="MT5">Creating and Running Python Programs</text:span></text:p><text:p text:style-name="MP5"><text:span text:style-name="MT5">● </text:span><text:span text:style-name="MT5">Python’s “Beautiful Heart”</text:span></text:p></draw:text-box></draw:frame></text:p>
      </style:header-first>
      <style:footer>
        <text:p text:style-name="Footer"/>
      </style:footer>
      <style:footer-first>
        <text:p text:style-name="MP7"><text:page-number text:select-page="current" text:page-adjust="8"/></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2:25:15.047065499</meta:creation-date>
    <dc:date>2024-12-10T12:35:29.117347175</dc:date>
    <meta:editing-duration>PT10M16S</meta:editing-duration>
    <meta:editing-cycles>1</meta:editing-cycles>
    <meta:generator>LibreOffice/24.8.3.2$Linux_X86_64 LibreOffice_project/48a6bac9e7e268aeb4c3483fcf825c94556d9f92</meta:generator>
    <meta:document-statistic meta:table-count="0" meta:image-count="0" meta:object-count="0" meta:page-count="2" meta:paragraph-count="31" meta:word-count="467" meta:character-count="2670" meta:non-whitespace-character-count="2229"/>
  </office:meta>
</office:document-meta>
</file>